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style:use-window-font-color="true" style:font-name="Menlo" fo:font-size="9pt"/>
    </style:style>
    <style:style style:name="P2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style:use-window-font-color="true"/>
    </style:style>
    <style:style style:name="P3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style:use-window-font-color="true" style:text-outline="false" style:text-line-through-style="none" style:font-name="Menlo" fo:font-size="9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style:use-window-font-color="true" style:font-name="Menlo" fo:font-size="9pt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.4925in" fo:margin-right="0in" fo:text-indent="0in" style:auto-text-indent="false" fo:background-color="#ffffff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.4925in" fo:margin-right="0in" fo:text-align="center" style:justify-single-word="false" fo:text-indent="0in" style:auto-text-indent="false" fo:background-color="#ffffff">
        <style:background-image/>
      </style:paragraph-properties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position="40% 100%"/>
    </style:style>
    <style:style style:name="T2" style:family="text">
      <style:text-properties fo:color="#a9b7c6" style:font-name="Menlo" fo:font-size="9pt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font-name="Menlo" fo:font-size="9pt"/>
    </style:style>
    <style:style style:name="T5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cc7832"/>
    </style:style>
    <style:style style:name="T7" style:family="text">
      <style:text-properties fo:color="#cc7832" style:font-name="Menlo" fo:font-size="9pt"/>
    </style:style>
    <style:style style:name="T8" style:family="text">
      <style:text-properties fo:color="#ffc66d"/>
    </style:style>
    <style:style style:name="T9" style:family="text">
      <style:text-properties style:font-name="Menlo" fo:font-size="9pt"/>
    </style:style>
    <style:style style:name="T10" style:family="text">
      <style:text-properties style:font-name="Menlo" fo:font-size="9pt" fo:font-weight="bold" style:font-weight-asian="bold" style:font-weight-complex="bold"/>
    </style:style>
    <style:style style:name="T11" style:family="text">
      <style:text-properties fo:color="#ff3333" style:font-name="Menlo" fo:font-size="9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1. </text:p>
      <text:p text:style-name="P6">Communicate with connector team (kris haist is leading connector team) for the connector key.</text:p>
      <text:p text:style-name="P6">Why do we need connector key?</text:p>
      <text:p text:style-name="P6">Because the flow works like this:</text:p>
      <text:p text:style-name="P6"/>
      <text:p text:style-name="P6">Fem --&gt; MT--&gt; Connector (add firewall + webseal) --&gt; CRM server</text:p>
      <text:p text:style-name="P5"/>
      <text:p text:style-name="P9">Step 2 .</text:p>
      <text:p text:style-name="P6">Create a executor – reference SaveVideochatTestResultExecutor in glofe-components-midtier-dragon or touch. Touch add glofe as dependency.</text:p>
      <text:p text:style-name="P6">We are using custom command inexecutor.</text:p>
      <text:p text:style-name="P6"/>
      <text:p text:style-name="P10">Step 3. </text:p>
      <text:p text:style-name="P6">Because we need to connect to 3<text:span text:style-name="T1">rd</text:span> party service hence we will not get auto generated Command class (normally in MPP it is auto generated). But here we need to create our command class.</text:p>
      <text:p text:style-name="P5"><text:span text:style-name="T3">Ref. </text:span><text:span text:style-name="T4">SaveVideochatTestResultJsonCommand </text:span><text:span text:style-name="T5">( in glofe-midtier dragon or in touch)</text:span></text:p>
      <text:p text:style-name="P6">This is one of the most important steps.</text:p>
      <text:p text:style-name="P7"/>
      <text:p text:style-name="P3">@Override</text:p>
      <text:p text:style-name="P4"><text:tab/>protected void parseHttpResponse(InputStream inputStream) {</text:p>
      <text:p text:style-name="P2"><text:s text:c="4"/><text:span text:style-name="T9">JsonElement payload = new JsonParser().parse(new <text:tab/>InputStreamReader(inputStream));</text:span></text:p>
      <text:p text:style-name="P2"><text:s text:c="4"/><text:span text:style-name="T9">Gson gson = </text:span><text:span text:style-name="T9">new </text:span><text:span text:style-name="T9">Gson()</text:span><text:span text:style-name="T9">;</text:span></text:p>
      <text:p text:style-name="P2"><text:s text:c="4"/><text:span text:style-name="T9">GetVideoChatCrmOutput outputContract = gson.fromJson(payload</text:span><text:span text:style-name="T9">, <text:tab/></text:span><text:span text:style-name="T9">GetVideoChatCrmOutput.</text:span><text:span text:style-name="T9">class</text:span><text:span text:style-name="T9">)</text:span><text:span text:style-name="T9">;</text:span></text:p>
      <text:p text:style-name="P2"><text:s text:c="4"/><text:span text:style-name="T11">getOutputInterface().setCrmOutputContract(outputContract); // Dont foreget this line.</text:span></text:p>
      <text:p text:style-name="P1">}</text:p>
      <text:p text:style-name="P8"/>
      <text:p text:style-name="P8">How the architecture work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c abc</meta:initial-creator>
    <meta:creation-date>2019-04-17T12:23:55</meta:creation-date>
    <dc:date>2019-04-17T16:49:02</dc:date>
    <dc:creator>Abc abc</dc:creator>
    <meta:editing-duration>PT4H25M7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1" meta:paragraph-count="20" meta:word-count="152" meta:character-count="1114"/>
  </office:meta>
</office:document-meta>
</file>